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P7" style:family="paragraph" style:parent-style-name="Standard">
      <style:text-properties officeooo:rsid="002db862"/>
    </style:style>
    <style:style style:name="P8" style:family="paragraph" style:parent-style-name="Standard">
      <style:text-properties officeooo:rsid="0030cab2" officeooo:paragraph-rsid="0030cab2"/>
    </style:style>
    <style:style style:name="P9" style:family="paragraph" style:parent-style-name="Standard">
      <style:text-properties officeooo:rsid="003210e9" officeooo:paragraph-rsid="003210e9"/>
    </style:style>
    <style:style style:name="P10" style:family="paragraph" style:parent-style-name="Standard">
      <style:text-properties officeooo:rsid="003292a0" officeooo:paragraph-rsid="003292a0"/>
    </style:style>
    <style:style style:name="P11" style:family="paragraph" style:parent-style-name="Standard">
      <style:text-properties officeooo:rsid="00341828" officeooo:paragraph-rsid="00341828"/>
    </style:style>
    <style:style style:name="P12" style:family="paragraph" style:parent-style-name="Standard">
      <style:text-properties officeooo:rsid="0034ee24" officeooo:paragraph-rsid="0034ee24"/>
    </style:style>
    <style:style style:name="P13" style:family="paragraph" style:parent-style-name="Standard">
      <style:text-properties officeooo:rsid="0037d79e" officeooo:paragraph-rsid="0037d79e"/>
    </style:style>
    <style:style style:name="P14" style:family="paragraph" style:parent-style-name="Standard">
      <style:text-properties officeooo:rsid="0039b136" officeooo:paragraph-rsid="0039b136"/>
    </style:style>
    <style:style style:name="P15" style:family="paragraph" style:parent-style-name="Standard">
      <style:text-properties officeooo:rsid="003b9ed6" officeooo:paragraph-rsid="003b9ed6"/>
    </style:style>
    <style:style style:name="P16" style:family="paragraph" style:parent-style-name="Standard">
      <style:text-properties officeooo:rsid="003c6784" officeooo:paragraph-rsid="003c6784"/>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style:style style:name="T10" style:family="text">
      <style:text-properties officeooo:rsid="002f63b9"/>
    </style:style>
    <style:style style:name="T11" style:family="text">
      <style:text-properties officeooo:rsid="00341828"/>
    </style:style>
    <style:style style:name="T12" style:family="text">
      <style:text-properties officeooo:rsid="0034ee24"/>
    </style:style>
    <style:style style:name="T13" style:family="text">
      <style:text-properties officeooo:rsid="00351359"/>
    </style:style>
    <style:style style:name="T14" style:family="text">
      <style:text-properties officeooo:rsid="003632aa"/>
    </style:style>
    <style:style style:name="T15" style:family="text">
      <style:text-properties officeooo:rsid="003b9e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text:span text:style-name="T6">sngefas</text:span>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n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Softwaare nach minnimale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text:span text:style-name="T7">ist ein Ansatz zur Prozessverbesserung in Unternehmen. Das heißt, Prozesse, insbesondderre diejenigen, die IT <text:s/>und IT-Operations betreffen, sollen schneller und effizienter werden. Als Teil von DevOps kann Continuous Software Engineering verwendet werden, dies ist </text:span><text:soft-page-break/><text:span text:style-name="T7">jedoch nicht zwingend. Es geht darum, die am besten funktionierenden Prozesse für das Unternehmen zu finden. Anders als Continuous Software Engineering konzentriert sich DevOps dabei eher auf dies Buisness Architektur des Unternehmens.</text:span></text:p>
      <text:p text:style-name="P7">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P8">#### DevSecOps</text:p>
      <text:p text:style-name="P8"/>
      <text:p text:style-name="P8">Der Bereich Sicherheit, insbesondere die IT-Sicherheit, spielt bei DevOps eine große Rolle. Viele Softwarelösungen werden heutzutage in die Cloud deployt,üs stehen also im Internet. Sicherheitslücken müssen dann schnell erkannt un 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text:span text:style-name="T10">(Software-)</text:span>Auslieferungsprozesses durch den Einsatz geeigneter Tools und Continuous Delivery. Einfache, <text:span text:style-name="T1">repetitive</text:span> Aufgaben werden automatisiert, und mehr Wert auf menschliche Interaktionen gelegt. <text:span text:style-name="T8">Am Ende muss aber immer ein Mehrwert für das Unternehmen entstehen.</text:span></text:p>
      <text:p text:style-name="Standard"/>
      <text:p text:style-name="Standard"><text:soft-page-break/>#####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text:span text:style-name="T9">ein</text:span> und derselbe Bugtracker für alle am Prozess beteiligten <text:span text:style-name="T9">Teams</text:spa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text:span text:style-name="T10">Nicht alle Test können tzeautomatisiert ausgeführt werden. Hier helfen dann ansätze wie Continuous Testing. </text:span></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soft-page-break/><text:tab/>Definition und Abgrenzung</text:p>
      <text:p text:style-name="Standard"/>
      <text:p text:style-name="Standard">## Tools</text:p>
      <text:p text:style-name="Standard"/>
      <text:p text:style-name="P10">### Container</text:p>
      <text:p text:style-name="P10"/>
      <text:p text:style-name="P10">Ein bei DevOps sehr häufig gentutze Tool sind Container. (Software-)Container kann man sich vorstellen als ein Image einer Laufzeitumgebung (wie z.b. eines Betriebssystems), welches speziell auf die Software zugeschnitten ist. Für Container kann Virtualisierung eingestzt werden. Virtualisierung ist allerdings recht ressourcenintensiv, <text:span text:style-name="T11">deshalb werden häufig Tools wie der containerd von Linux verwendet, um die vom Container genutzten Ressourcen und die vom Host-Betriebssystem genutzten auf Kernel-Ebene zu trennen. Ein Beispiel für ein solches Tool ist Docker von der Firma Docker Inc.</text:span></text:p>
      <text:p text:style-name="P11">Ein großer Vorteil von Container- (und teilweise auch Virtualisierungs-)umgebungen ist, sie ohne oder ohne größere Änderungen von z.b. einer Testumgebung in eine Produktionsumgebung Umzuziehen. Dies reduziert den Administrationsaufwand erheblich und macht es <text:span text:style-name="T12">sehr einfach, die Software zu deployen.</text:span></text:p>
      <text:p text:style-name="P12">Damit alle Platformen, die Container unterstützen, kompatibel sind und ein Container ohne Anpassungen auf allen Plattformen lauffähig ist, wird Containerisierung von der Cloud Native Computing Foundation unter der Linux Foundation standardisiert. <text:span text:style-name="T13">An der Cloud Native Computing Foundation sind viele große IT-Firmen beteiligt, beispielsweise Amazon, Microsoft und Google. Diese Firmen bieten mit AWS, Azure und Google Cloud ähnliche Cloud-Produkte, und über den Standard ist garantiert, dasss Nutzer dieser Anbieter relativ einfach den Anbieter wechseln können.</text:spa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P10"/>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text:soft-page-break/>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text:span text:style-name="T14">welches vorkonfigurierte Dockercontainer bereitstellt und durch die Integration mit Docker selbst das Mangment und die Verteilung von Docker-Images vereweinfacht. Ddocker-Hub ermöglicht es dem Nutzer, jeden Layer des Images, also jeden Versionstand, als vollwertiges Image zu verwenden. Das macht es sehr einfach, zwischen Versionen zu wechselnn beziehungsweise auf dem neuesten Stand zu bleiben.</text:spa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P13">JIRA ist eine webbasierte <text:s/>Plattform für Projektmanagment in Softwareteams. Vor allem agile Workflows werden unterstützt, aber eine Anpassung an andere Workflows ist möglich.</text:p>
      <text:p text:style-name="P14">JIRA als Plattform ist recht umfangreich. Zu den Schritten, die von JIRA unterstützt werden, gehören das Anforderungsmanagment, das Statusmanagment und das Fehlermanagment.</text:p>
      <text:p text:style-name="P14">Im Anforderungsmanagment werden die Anforderungen an das Softwareprojekt in das System übertragen. Im Statusmanagment wird der aktuelle Fortschritt des Projekts mithilfe der Plattform im Team kommuniziert. JIRA unterstützt agile Workflows wie beispielsweise Scrum, und viele der in Scrum verwendeten Organistations- und Dokumentationsformen werden dabei unterstützt.</text:p>
      <text:p text:style-name="P14">Schließlich gibt es noch ein Fehlermanagment. Dies ist eigentlich ein klassischer Bugtracker, <text:span text:style-name="T15">bei dem Tester gefundene Fehlerr (Bugs) in Form von Tickets eintragen können. Die Tickets können </text:span><text:soft-page-break/><text:span text:style-name="T15">von weiteren Testern, und auch von den Entwicklern, um Informationen erweitert werden, sodass irgendwann ausreichend Informationen zur Verfügung stehen, um den Fehler zu beheben.</text:span></text:p>
      <text:p text:style-name="P15">Alle Informationen werden in JIRA in Tickets organisiert, die jeder am Projekt beteiligte kommentieren kann.</text:p>
      <text:p text:style-name="Standard"/>
      <text:p text:style-name="Standard">### Jenkins</text:p>
      <text:p text:style-name="Standard"/>
      <text:p text:style-name="P16">Jenkins ist ein CI (Ccontinuous Integration) und Continuous Delivery System</text:p>
      <text:p text:style-name="Standard"/>
      <text:p text:style-name="Standard">#Quellen</text:p>
      <text:p text:style-name="Standard"/>
      <text:p text:style-name="P9">&lt;a name=‘ref_pien18‘&gt;[PIEN18]&lt;/a&gt;: Wie DevOps die IT beschleunigen, 2018, Frank Pientka, <text:a xlink:type="simple" xlink:href="https://www.computerwoche.de/a/wie-devops-die-it-beschleunigen,3071433" text:style-name="Internet_20_link" text:visited-style-name="Visited_20_Internet_20_Link">https://www.computerwoche.de/a/wie-devops-die-it-beschleunigen,3071433</text:a> (abgerufen am 28.06.2018)</text:p>
      <text:p text:style-name="P9"/>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12:09:07.788000000</dc:date>
    <meta:editing-duration>PT1H43M33S</meta:editing-duration>
    <meta:editing-cycles>22</meta:editing-cycles>
    <meta:generator>LibreOffice/6.0.4.2$Windows_x86 LibreOffice_project/9b0d9b32d5dcda91d2f1a96dc04c645c450872bf</meta:generator>
    <meta:document-statistic meta:table-count="0" meta:image-count="0" meta:object-count="0" meta:page-count="9" meta:paragraph-count="152" meta:word-count="2698" meta:character-count="20813" meta:non-whitespace-character-count="18233"/>
  </office:meta>
</office:document-meta>
</file>